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13,097,012,189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2,200,913,887.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1,240,808,846.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3,185,496,881.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21,765,453,087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21,948,834,290.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22,388,344,124.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21,357,343,681.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6,314,443,428.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15,027,795,173.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9,749,893,536.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13,071,718,758.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0,086,528,698.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8,217,369,092.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4,410,764,338.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2,484,745,935.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1,806,742,742.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1,461,139,022.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1,045,998,496.4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621,117,885.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370,687,618.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442,337,849.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232,463,036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2:37:48.458678418</dc:date>
    <meta:editing-duration>PT1H30M5S</meta:editing-duration>
    <meta:editing-cycles>53</meta:editing-cycles>
    <meta:generator>LibreOffice/7.2.6.2$Linux_X86_64 LibreOffice_project/20$Build-2</meta:generator>
    <meta:document-statistic meta:table-count="1" meta:cell-count="48" meta:object-count="0"/>
  </office:meta>
</office:document-meta>
</file>